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2" style:family="table-cell" style:parent-style-name="Default">
      <style:table-cell-properties fo:border-bottom="none" fo:border-left="0.06pt solid #000000" fo:border-right="none" fo:border-top="none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4" style:family="table-cell" style:parent-style-name="Default"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6" style:family="table-cell" style:parent-style-name="Default">
      <style:map style:condition="cell-content()=19" style:apply-style-name="_31_9" style:base-cell-address="bgos_table_out.A26"/>
      <style:map style:condition="cell-content()=20" style:apply-style-name="_32_0" style:base-cell-address="bgos_table_out.A26"/>
      <style:map style:condition="cell-content()=43" style:apply-style-name="_31_1" style:base-cell-address="bgos_table_out.A26"/>
      <style:map style:condition="cell-content()=18" style:apply-style-name="_31_1" style:base-cell-address="bgos_table_out.A26"/>
      <style:map style:condition="cell-content()=47" style:apply-style-name="_31_1" style:base-cell-address="bgos_table_out.A26"/>
      <style:map style:condition="cell-content()=89" style:apply-style-name="_31_1" style:base-cell-address="bgos_table_out.A26"/>
      <style:map style:condition="cell-content()=16" style:apply-style-name="_31_1" style:base-cell-address="bgos_table_out.A26"/>
      <style:map style:condition="cell-content()=91" style:apply-style-name="_31_1" style:base-cell-address="bgos_table_out.A26"/>
      <style:map style:condition="cell-content()=42" style:apply-style-name="_31_2" style:base-cell-address="bgos_table_out.A26"/>
      <style:map style:condition="cell-content()=90" style:apply-style-name="_31_2" style:base-cell-address="bgos_table_out.A26"/>
      <style:map style:condition="cell-content()=64" style:apply-style-name="_31_2" style:base-cell-address="bgos_table_out.A26"/>
      <style:map style:condition="cell-content()=136" style:apply-style-name="_31_58" style:base-cell-address="bgos_table_out.A26"/>
      <style:map style:condition="cell-content()=102" style:apply-style-name="_31_58" style:base-cell-address="bgos_table_out.A26"/>
      <style:map style:condition="cell-content()=134" style:apply-style-name="_31_1" style:base-cell-address="bgos_table_out.A26"/>
      <style:map style:condition="cell-content()=186" style:apply-style-name="_31_1" style:base-cell-address="bgos_table_out.A26"/>
      <style:map style:condition="cell-content()=186" style:apply-style-name="_31_1" style:base-cell-address="bgos_table_out.A26"/>
      <style:map style:condition="cell-content()=135" style:apply-style-name="_31_1" style:base-cell-address="bgos_table_out.A26"/>
      <style:map style:condition="cell-content()=153" style:apply-style-name="_31_1" style:base-cell-address="bgos_table_out.A26"/>
      <style:map style:condition="cell-content()=29" style:apply-style-name="_31_1" style:base-cell-address="bgos_table_out.A26"/>
      <style:map style:condition="cell-content()=111" style:apply-style-name="_31_1" style:base-cell-address="bgos_table_out.A26"/>
      <style:map style:condition="cell-content()=33" style:apply-style-name="_31_1" style:base-cell-address="bgos_table_out.A26"/>
      <style:map style:condition="cell-content()=58" style:apply-style-name="_31_1" style:base-cell-address="bgos_table_out.A26"/>
      <style:map style:condition="cell-content()=5" style:apply-style-name="_31_1" style:base-cell-address="bgos_table_out.A26"/>
      <style:map style:condition="cell-content()=115" style:apply-style-name="_31_1" style:base-cell-address="bgos_table_out.A26"/>
      <style:map style:condition="cell-content()=80" style:apply-style-name="_31_1" style:base-cell-address="bgos_table_out.A26"/>
      <style:map style:condition="cell-content()=117" style:apply-style-name="_31_1" style:base-cell-address="bgos_table_out.A26"/>
      <style:map style:condition="cell-content()=109" style:apply-style-name="_31_1" style:base-cell-address="bgos_table_out.A26"/>
      <style:map style:condition="cell-content()=133" style:apply-style-name="_31_1" style:base-cell-address="bgos_table_out.A26"/>
      <style:map style:condition="cell-content()=108" style:apply-style-name="_31_1" style:base-cell-address="bgos_table_out.A26"/>
      <style:map style:condition="cell-content()=38" style:apply-style-name="_31_1" style:base-cell-address="bgos_table_out.A26"/>
      <style:map style:condition="cell-content()=120" style:apply-style-name="_31_1" style:base-cell-address="bgos_table_out.A26"/>
      <style:map style:condition="cell-content()=175" style:apply-style-name="_31_1" style:base-cell-address="bgos_table_out.A26"/>
      <style:map style:condition="cell-content()=9" style:apply-style-name="_31_1" style:base-cell-address="bgos_table_out.A26"/>
      <style:map style:condition="cell-content()=119" style:apply-style-name="_31_1" style:base-cell-address="bgos_table_out.A26"/>
      <style:map style:condition="cell-content()=97" style:apply-style-name="_31_58" style:base-cell-address="bgos_table_out.A26"/>
      <style:map style:condition="cell-content()=84" style:apply-style-name="_31_1" style:base-cell-address="bgos_table_out.A26"/>
      <style:map style:condition="cell-content()=189" style:apply-style-name="_31_65x" style:base-cell-address="bgos_table_out.A26"/>
      <style:map style:condition="cell-content()=56" style:apply-style-name="_31_69" style:base-cell-address="bgos_table_out.A26"/>
      <style:map style:condition="cell-content()=63" style:apply-style-name="_31_68" style:base-cell-address="bgos_table_out.A26"/>
      <style:map style:condition="cell-content()=56" style:apply-style-name="_32_0" style:base-cell-address="bgos_table_out.A26"/>
      <style:map style:condition="cell-content()=63" style:apply-style-name="_38_3" style:base-cell-address="bgos_table_out.A26"/>
      <style:map style:condition="cell-content()=55" style:apply-style-name="_31_9" style:base-cell-address="bgos_table_out.A26"/>
      <style:map style:condition="cell-content()=62" style:apply-style-name="_32_" style:base-cell-address="bgos_table_out.A26"/>
      <style:map style:condition="cell-content()=54" style:apply-style-name="_31_66" style:base-cell-address="bgos_table_out.A26"/>
      <style:map style:condition="cell-content()=179" style:apply-style-name="_31_1" style:base-cell-address="bgos_table_out.A26"/>
      <style:map style:condition="cell-content()=39" style:apply-style-name="Безымянный2" style:base-cell-address="bgos_table_out.A26"/>
      <style:map style:condition="cell-content()=180" style:apply-style-name="_36_5" style:base-cell-address="bgos_table_out.A26"/>
      <style:map style:condition="cell-content()=171" style:apply-style-name="_32_0" style:base-cell-address="bgos_table_out.A26"/>
      <style:map style:condition="cell-content()=178" style:apply-style-name="_36_1" style:base-cell-address="bgos_table_out.A26"/>
      <style:map style:condition="cell-content()=112" style:apply-style-name="_32_0" style:base-cell-address="bgos_table_out.A26"/>
      <style:map style:condition="cell-content()=132" style:apply-style-name="_31_65" style:base-cell-address="bgos_table_out.A26"/>
      <style:map style:condition="cell-content()=21" style:apply-style-name="_31_64" style:base-cell-address="bgos_table_out.A26"/>
      <style:map style:condition="cell-content()=116" style:apply-style-name="_31_65" style:base-cell-address="bgos_table_out.A26"/>
      <style:map style:condition="cell-content()=150" style:apply-style-name="_31_1" style:base-cell-address="bgos_table_out.A26"/>
      <style:map style:condition="cell-content()=118" style:apply-style-name="_31_66" style:base-cell-address="bgos_table_out.A26"/>
      <style:map style:condition="cell-content()=81" style:apply-style-name="_31_9" style:base-cell-address="bgos_table_out.A26"/>
      <style:map style:condition="cell-content()=13" style:apply-style-name="_31_68" style:base-cell-address="bgos_table_out.A26"/>
      <style:map style:condition="cell-content()=142" style:apply-style-name="_31_65" style:base-cell-address="bgos_table_out.A26"/>
      <style:map style:condition="cell-content()=142" style:apply-style-name="_32_6" style:base-cell-address="bgos_table_out.A26"/>
      <style:map style:condition="cell-content()=190" style:apply-style-name="_31_65" style:base-cell-address="bgos_table_out.A26"/>
      <style:map style:condition="cell-content()=124" style:apply-style-name="_31_64" style:base-cell-address="bgos_table_out.A26"/>
      <style:map style:condition="cell-content()=57" style:apply-style-name="_31_64" style:base-cell-address="bgos_table_out.A26"/>
      <style:map style:condition="cell-content()=122" style:apply-style-name="_31_1" style:base-cell-address="bgos_table_out.A26"/>
      <style:map style:condition="cell-content()=59" style:apply-style-name="_31_68" style:base-cell-address="bgos_table_out.A26"/>
      <style:map style:condition="cell-content()=85" style:apply-style-name="_31_58" style:base-cell-address="bgos_table_out.A26"/>
      <style:map style:condition="cell-content()=53" style:apply-style-name="_31_58" style:base-cell-address="bgos_table_out.A26"/>
      <style:map style:condition="cell-content()=127" style:apply-style-name="_31_2" style:base-cell-address="bgos_table_out.A26"/>
      <style:map style:condition="cell-content()=185" style:apply-style-name="_31_64" style:base-cell-address="bgos_table_out.A26"/>
      <style:map style:condition="cell-content()=93" style:apply-style-name="_31_64" style:base-cell-address="bgos_table_out.A26"/>
      <style:map style:condition="cell-content()=170" style:apply-style-name="_31_59" style:base-cell-address="bgos_table_out.A26"/>
      <style:map style:condition="cell-content()=147" style:apply-style-name="_31_65x" style:base-cell-address="bgos_table_out.A26"/>
      <style:map style:condition="cell-content()=22" style:apply-style-name="_31_66" style:base-cell-address="bgos_table_out.A26"/>
      <style:map style:condition="cell-content()=149" style:apply-style-name="_31_68" style:base-cell-address="bgos_table_out.A26"/>
      <style:map style:condition="cell-content()=177" style:apply-style-name="_31_1" style:base-cell-address="bgos_table_out.A26"/>
      <style:map style:condition="cell-content()=103" style:apply-style-name="_31_64" style:base-cell-address="bgos_table_out.A26"/>
      <style:map style:condition="cell-content()=176" style:apply-style-name="_31_65x" style:base-cell-address="bgos_table_out.A26"/>
      <style:map style:condition="cell-content()=36" style:apply-style-name="_31_65" style:base-cell-address="bgos_table_out.A26"/>
      <style:map style:condition="cell-content()=174" style:apply-style-name="_31_68" style:base-cell-address="bgos_table_out.A26"/>
      <style:map style:condition="cell-content()=4" style:apply-style-name="_32_" style:base-cell-address="bgos_table_out.A26"/>
      <style:map style:condition="cell-content()=184" style:apply-style-name="_32_" style:base-cell-address="bgos_table_out.A26"/>
      <style:map style:condition="cell-content()=7" style:apply-style-name="_38_3" style:base-cell-address="bgos_table_out.A26"/>
      <style:map style:condition="cell-content()=181" style:apply-style-name="_31_59" style:base-cell-address="bgos_table_out.A26"/>
      <style:map style:condition="cell-content()=3" style:apply-style-name="_31_64" style:base-cell-address="bgos_table_out.A26"/>
      <style:map style:condition="cell-content()=183" style:apply-style-name="_31_1" style:base-cell-address="bgos_table_out.A26"/>
      <style:map style:condition="cell-content()=10" style:apply-style-name="_31_1" style:base-cell-address="bgos_table_out.A26"/>
      <style:map style:condition="cell-content()=182" style:apply-style-name="_31_1" style:base-cell-address="bgos_table_out.A26"/>
      <style:map style:condition="cell-content()=31" style:apply-style-name="_31_1" style:base-cell-address="bgos_table_out.A26"/>
      <style:map style:condition="cell-content()=173" style:apply-style-name="_31_1" style:base-cell-address="bgos_table_out.A26"/>
      <style:map style:condition="cell-content()=27" style:apply-style-name="_31_1" style:base-cell-address="bgos_table_out.A26"/>
      <style:map style:condition="cell-content()=128" style:apply-style-name="_31_1" style:base-cell-address="bgos_table_out.A26"/>
      <style:map style:condition="cell-content()=44" style:apply-style-name="_31_1" style:base-cell-address="bgos_table_out.A26"/>
      <style:map style:condition="cell-content()=146" style:apply-style-name="_31_1" style:base-cell-address="bgos_table_out.A26"/>
      <style:map style:condition="cell-content()=32" style:apply-style-name="_31_1" style:base-cell-address="bgos_table_out.A26"/>
      <style:map style:condition="cell-content()=152" style:apply-style-name="_31_1" style:base-cell-address="bgos_table_out.A26"/>
      <style:map style:condition="cell-content()=114" style:apply-style-name="_31_1" style:base-cell-address="bgos_table_out.A26"/>
      <style:map style:condition="cell-content()=37" style:apply-style-name="_31_66" style:base-cell-address="bgos_table_out.A26"/>
      <style:map style:condition="cell-content()=17" style:apply-style-name="_31_1" style:base-cell-address="bgos_table_out.A26"/>
      <style:map style:condition="cell-content()=86" style:apply-style-name="_31_1" style:base-cell-address="bgos_table_out.A26"/>
      <style:map style:condition="cell-content()=30" style:apply-style-name="_31_1" style:base-cell-address="bgos_table_out.A26"/>
      <style:map style:condition="cell-content()=15" style:apply-style-name="_31_1" style:base-cell-address="bgos_table_out.A26"/>
      <style:map style:condition="cell-content()=160" style:apply-style-name="_31_1" style:base-cell-address="bgos_table_out.A26"/>
      <style:map style:condition="cell-content()=95" style:apply-style-name="_31_1" style:base-cell-address="bgos_table_out.A26"/>
      <style:map style:condition="cell-content()=113" style:apply-style-name="_31_1" style:base-cell-address="bgos_table_out.A26"/>
      <style:map style:condition="cell-content()=94" style:apply-style-name="_31_1" style:base-cell-address="bgos_table_out.A26"/>
      <style:map style:condition="cell-content()=67" style:apply-style-name="_31_1" style:base-cell-address="bgos_table_out.A26"/>
      <style:map style:condition="cell-content()=34" style:apply-style-name="_31_1" style:base-cell-address="bgos_table_out.A26"/>
      <style:map style:condition="cell-content()=162" style:apply-style-name="_31_1" style:base-cell-address="bgos_table_out.A26"/>
      <style:map style:condition="cell-content()=35" style:apply-style-name="_31_1" style:base-cell-address="bgos_table_out.A26"/>
      <style:map style:condition="cell-content()=123" style:apply-style-name="_31_1" style:base-cell-address="bgos_table_out.A26"/>
      <style:map style:condition="cell-content()=98" style:apply-style-name="_31_1" style:base-cell-address="bgos_table_out.A26"/>
      <style:map style:condition="cell-content()=125" style:apply-style-name="_31_1" style:base-cell-address="bgos_table_out.A26"/>
      <style:map style:condition="cell-content()=96" style:apply-style-name="_31_1" style:base-cell-address="bgos_table_out.A26"/>
      <style:map style:condition="cell-content()=126" style:apply-style-name="_31_1" style:base-cell-address="bgos_table_out.A26"/>
      <style:map style:condition="cell-content()=163" style:apply-style-name="_31_1" style:base-cell-address="bgos_table_out.A26"/>
      <style:map style:condition="cell-content()=148" style:apply-style-name="_31_1" style:base-cell-address="bgos_table_out.A26"/>
      <style:map style:condition="cell-content()=41" style:apply-style-name="_31_1" style:base-cell-address="bgos_table_out.A26"/>
      <style:map style:condition="cell-content()=101" style:apply-style-name="_31_1" style:base-cell-address="bgos_table_out.A26"/>
      <style:map style:condition="cell-content()=40" style:apply-style-name="_31_1" style:base-cell-address="bgos_table_out.A26"/>
      <style:map style:condition="cell-content()=110" style:apply-style-name="_31_1" style:base-cell-address="bgos_table_out.A26"/>
      <style:map style:condition="cell-content()=6" style:apply-style-name="_31_1" style:base-cell-address="bgos_table_out.A26"/>
      <style:map style:condition="cell-content()=161" style:apply-style-name="_31_1" style:base-cell-address="bgos_table_out.A26"/>
      <style:map style:condition="cell-content()=8" style:apply-style-name="_31_1" style:base-cell-address="bgos_table_out.A26"/>
      <style:map style:condition="cell-content()=151" style:apply-style-name="_31_68" style:base-cell-address="bgos_table_out.A26"/>
      <style:map style:condition="cell-content()=28" style:apply-style-name="_31_65x" style:base-cell-address="bgos_table_out.A26"/>
      <style:map style:condition="cell-content()=144" style:apply-style-name="_31_1" style:base-cell-address="bgos_table_out.A26"/>
      <style:map style:condition="cell-content()=100" style:apply-style-name="_31_1" style:base-cell-address="bgos_table_out.A26"/>
      <style:map style:condition="cell-content()=121" style:apply-style-name="_31_1" style:base-cell-address="bgos_table_out.A26"/>
      <style:map style:condition="cell-content()=2" style:apply-style-name="_31_65x" style:base-cell-address="bgos_table_out.A26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map style:condition="cell-content()=139" style:apply-style-name="_31_59" style:base-cell-address="bgos_table_out.A150"/>
      <style:map style:condition="cell-content()=140" style:apply-style-name="_31_68" style:base-cell-address="bgos_table_out.A150"/>
    </style:style>
    <style:style style:name="ce8" style:family="table-cell" style:parent-style-name="Default">
      <style:map style:condition="cell-content()=0" style:apply-style-name="_31_64" style:base-cell-address="bgos_table_out.A154"/>
      <style:map style:condition="cell-content()=140" style:apply-style-name="_31_65" style:base-cell-address="bgos_table_out.A154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map style:condition="cell-content()=0" style:apply-style-name="_31_64" style:base-cell-address="bgos_table_out.A154"/>
      <style:map style:condition="cell-content()=140" style:apply-style-name="_31_65" style:base-cell-address="bgos_table_out.A154"/>
    </style:style>
    <style:style style:name="ce10" style:family="table-cell" style:parent-style-name="Default">
      <style:table-cell-properties fo:border-bottom="none" fo:border-left="0.99pt groove #000000" fo:border-right="none" fo:border-top="0.99pt groove #000000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11" style:family="table-cell" style:parent-style-name="Default">
      <style:table-cell-properties fo:border-bottom="none" fo:border-left="0.99pt groove #000000" fo:border-right="none" fo:border-top="none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12" style:family="table-cell" style:parent-style-name="Default">
      <style:table-cell-properties fo:border-bottom="0.99pt groove #000000" fo:border-left="0.99pt groove #000000" fo:border-right="none" fo:border-top="none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99pt groove #000000" fo:border-right="none" fo:border-top="0.99pt groove #000000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15" style:family="table-cell" style:parent-style-name="Default">
      <style:table-cell-properties fo:border-bottom="none" fo:border-left="0.99pt groove #000000" fo:border-right="none" fo:border-top="none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16" style:family="table-cell" style:parent-style-name="Default">
      <style:table-cell-properties fo:border-bottom="0.99pt groove #000000" fo:border-left="0.99pt groove #000000" fo:border-right="none" fo:border-top="none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17" style:family="table-cell" style:parent-style-name="Default">
      <style:map style:condition="cell-content()=145" style:apply-style-name="_31_1" style:base-cell-address="bgos_table_out.A171"/>
      <style:map style:condition="cell-content()=24" style:apply-style-name="_31_59" style:base-cell-address="bgos_table_out.A171"/>
      <style:map style:condition="cell-content()=69" style:apply-style-name="_31_67" style:base-cell-address="bgos_table_out.A171"/>
      <style:map style:condition="cell-content()=154" style:apply-style-name="_32_" style:base-cell-address="bgos_table_out.A171"/>
      <style:map style:condition="cell-content()=68" style:apply-style-name="_31_1" style:base-cell-address="bgos_table_out.A171"/>
      <style:map style:condition="cell-content()=156" style:apply-style-name="_31_67" style:base-cell-address="bgos_table_out.A171"/>
      <style:map style:condition="cell-content()=46" style:apply-style-name="_31_9" style:base-cell-address="bgos_table_out.A171"/>
      <style:map style:condition="cell-content()=138" style:apply-style-name="_31_72" style:base-cell-address="bgos_table_out.A171"/>
      <style:map style:condition="cell-content()=45" style:apply-style-name="_31_67" style:base-cell-address="bgos_table_out.A171"/>
      <style:map style:condition="cell-content()=23" style:apply-style-name="_31_72" style:base-cell-address="bgos_table_out.A171"/>
      <style:map style:condition="cell-content()=45" style:apply-style-name="_31_66" style:base-cell-address="bgos_table_out.A171"/>
      <style:map style:condition="cell-content()=23" style:apply-style-name="_32_0" style:base-cell-address="bgos_table_out.A171"/>
      <style:map style:condition="cell-content()=188" style:apply-style-name="_31_72" style:base-cell-address="bgos_table_out.A171"/>
      <style:map style:condition="cell-content()=157" style:apply-style-name="_31_69" style:base-cell-address="bgos_table_out.A171"/>
      <style:map style:condition="cell-content()=187" style:apply-style-name="_32_" style:base-cell-address="bgos_table_out.A171"/>
      <style:map style:condition="cell-content()=137" style:apply-style-name="_36_1" style:base-cell-address="bgos_table_out.A171"/>
      <style:map style:condition="cell-content()=51" style:apply-style-name="Безымянный1" style:base-cell-address="bgos_table_out.A171"/>
      <style:map style:condition="cell-content()=155" style:apply-style-name="_31_64" style:base-cell-address="bgos_table_out.A171"/>
      <style:map style:condition="cell-content()=50" style:apply-style-name="_32_6" style:base-cell-address="bgos_table_out.A171"/>
      <style:map style:condition="cell-content()=25" style:apply-style-name="_31_65" style:base-cell-address="bgos_table_out.A171"/>
    </style:style>
    <style:style style:name="ce18" style:family="table-cell" style:parent-style-name="Default">
      <style:table-cell-properties fo:border-bottom="none" fo:border-left="none" fo:border-right="none" fo:border-top="0.06pt solid #000000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19" style:family="table-cell" style:parent-style-name="Default">
      <style:table-cell-properties fo:border-bottom="0.06pt solid #000000" fo:border-left="none" fo:border-right="none" fo:border-top="none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map style:condition="cell-content()=139" style:apply-style-name="_31_59" style:base-cell-address="bgos_table_out.A150"/>
      <style:map style:condition="cell-content()=140" style:apply-style-name="_31_68" style:base-cell-address="bgos_table_out.A150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map style:condition="cell-content()=0" style:apply-style-name="_31_64" style:base-cell-address="bgos_table_out.A154"/>
      <style:map style:condition="cell-content()=140" style:apply-style-name="_31_65" style:base-cell-address="bgos_table_out.A154"/>
    </style:style>
    <style:style style:name="ce23" style:family="table-cell" style:parent-style-name="Default">
      <style:table-cell-properties fo:border-bottom="none" fo:border-left="none" fo:border-right="none" fo:border-top="0.99pt groove #000000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24" style:family="table-cell" style:parent-style-name="Default"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25" style:family="table-cell" style:parent-style-name="Default">
      <style:table-cell-properties fo:border-bottom="0.99pt groove #000000" fo:border-left="none" fo:border-right="none" fo:border-top="none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7" style:family="table-cell" style:parent-style-name="Default">
      <style:table-cell-properties fo:border-bottom="none" fo:border-left="none" fo:border-right="none" fo:border-top="0.99pt groove #000000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28" style:family="table-cell" style:parent-style-name="Default"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29" style:family="table-cell" style:parent-style-name="Default">
      <style:table-cell-properties fo:border-bottom="0.99pt groove #000000" fo:border-left="none" fo:border-right="none" fo:border-top="none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78" style:apply-style-name="Цвет1" style:base-cell-address="bgos_table_out.A1"/>
      <style:map style:condition="cell-content()=76" style:apply-style-name="Безымянный1" style:base-cell-address="bgos_table_out.A1"/>
      <style:map style:condition="cell-content()=77" style:apply-style-name="Безымянный2" style:base-cell-address="bgos_table_out.A1"/>
      <style:map style:condition="cell-content()=75" style:apply-style-name="Безымянный3" style:base-cell-address="bgos_table_out.A1"/>
      <style:map style:condition="cell-content()=14" style:apply-style-name="Безымянный4" style:base-cell-address="bgos_table_out.A1"/>
      <style:map style:condition="cell-content()=11" style:apply-style-name="_31_1" style:base-cell-address="bgos_table_out.A1"/>
      <style:map style:condition="cell-content()=12" style:apply-style-name="_31_2" style:base-cell-address="bgos_table_out.A1"/>
      <style:map style:condition="cell-content()=61" style:apply-style-name="_36_1" style:base-cell-address="bgos_table_out.A1"/>
      <style:map style:condition="cell-content()=158" style:apply-style-name="_31_58" style:base-cell-address="bgos_table_out.A1"/>
      <style:map style:condition="cell-content()=159" style:apply-style-name="_31_59" style:base-cell-address="bgos_table_out.A1"/>
      <style:map style:condition="cell-content()=66" style:apply-style-name="_36_6" style:base-cell-address="bgos_table_out.A1"/>
      <style:map style:condition="cell-content()=172" style:apply-style-name="_31_72" style:base-cell-address="bgos_table_out.A1"/>
      <style:map style:condition="cell-content()=82" style:apply-style-name="_38_2" style:base-cell-address="bgos_table_out.A1"/>
      <style:map style:condition="cell-content()=167" style:apply-style-name="_31_67" style:base-cell-address="bgos_table_out.A1"/>
      <style:map style:condition="cell-content()=169" style:apply-style-name="_31_69" style:base-cell-address="bgos_table_out.A1"/>
      <style:map style:condition="cell-content()=83" style:apply-style-name="_38_3" style:base-cell-address="bgos_table_out.A1"/>
      <style:map style:condition="cell-content()=26" style:apply-style-name="_32_6" style:base-cell-address="bgos_table_out.A1"/>
      <style:map style:condition="cell-content()=166" style:apply-style-name="_31_66" style:base-cell-address="bgos_table_out.A1"/>
      <style:map style:condition="cell-content()=165" style:apply-style-name="_31_65" style:base-cell-address="bgos_table_out.A1"/>
      <style:map style:condition="cell-content()=164" style:apply-style-name="_31_64" style:base-cell-address="bgos_table_out.A1"/>
      <style:map style:condition="cell-content()=65" style:apply-style-name="_36_5" style:base-cell-address="bgos_table_out.A1"/>
      <style:map style:condition="cell-content()=168" style:apply-style-name="_31_68" style:base-cell-address="bgos_table_out.A1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139" style:apply-style-name="_31_59" style:base-cell-address="bgos_table_out.A150"/>
      <style:map style:condition="cell-content()=140" style:apply-style-name="_31_68" style:base-cell-address="bgos_table_out.A150"/>
    </style:style>
    <style:style style:name="ce35" style:family="table-cell" style:parent-style-name="Default">
      <style:table-cell-properties fo:border-bottom="none" fo:border-left="none" fo:border-right="0.99pt groove #000000" fo:border-top="0.99pt groove #000000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36" style:family="table-cell" style:parent-style-name="Default">
      <style:table-cell-properties fo:border-bottom="none" fo:border-left="none" fo:border-right="0.99pt groove #000000" fo:border-top="none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37" style:family="table-cell" style:parent-style-name="Default">
      <style:table-cell-properties fo:border-bottom="0.99pt groove #000000" fo:border-left="none" fo:border-right="0.99pt groove #000000" fo:border-top="none"/>
      <style:map style:condition="cell-content()=141" style:apply-style-name="_31_64" style:base-cell-address="bgos_table_out.A157"/>
      <style:map style:condition="cell-content()=74" style:apply-style-name="_31_65" style:base-cell-address="bgos_table_out.A157"/>
      <style:map style:condition="cell-content()=72" style:apply-style-name="_31_1" style:base-cell-address="bgos_table_out.A157"/>
      <style:map style:condition="cell-content()=71" style:apply-style-name="_31_1" style:base-cell-address="bgos_table_out.A157"/>
      <style:map style:condition="cell-content()=73" style:apply-style-name="_31_2" style:base-cell-address="bgos_table_out.A157"/>
      <style:map style:condition="cell-content()=70" style:apply-style-name="_31_65" style:base-cell-address="bgos_table_out.A157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99pt groove #000000" fo:border-top="0.99pt groove #000000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40" style:family="table-cell" style:parent-style-name="Default">
      <style:table-cell-properties fo:border-bottom="none" fo:border-left="none" fo:border-right="0.99pt groove #000000" fo:border-top="none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41" style:family="table-cell" style:parent-style-name="Default">
      <style:table-cell-properties fo:border-bottom="0.99pt groove #000000" fo:border-left="none" fo:border-right="0.99pt groove #000000" fo:border-top="none"/>
      <style:map style:condition="cell-content()=88" style:apply-style-name="_31_64" style:base-cell-address="bgos_table_out.A164"/>
      <style:map style:condition="cell-content()=107" style:apply-style-name="_31_65" style:base-cell-address="bgos_table_out.A164"/>
      <style:map style:condition="cell-content()=104" style:apply-style-name="_31_65" style:base-cell-address="bgos_table_out.A164"/>
      <style:map style:condition="cell-content()=87" style:apply-style-name="_31_1" style:base-cell-address="bgos_table_out.A164"/>
      <style:map style:condition="cell-content()=92" style:apply-style-name="_32_" style:base-cell-address="bgos_table_out.A164"/>
    </style:style>
    <style:style style:name="ce42" style:family="table-cell" style:parent-style-name="Default">
      <style:table-cell-properties fo:border-bottom="none" fo:border-left="0.99pt groove #000000" fo:border-right="0.99pt groove #000000" fo:border-top="0.99pt groove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99pt groove #000000" fo:border-right="0.99pt groove #000000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order-left="0.99pt groove #000000" fo:border-right="0.99pt groove #000000" fo:border-top="none"/>
    </style:style>
    <style:style style:name="ce45" style:family="table-cell" style:parent-style-name="Default">
      <style:table-cell-properties fo:border-bottom="none" style:text-align-source="fix" style:repeat-content="false" fo:border-left="0.99pt groove #000000" fo:border-right="0.99pt groov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99pt groove #000000" style:text-align-source="fix" style:repeat-content="false" fo:border-left="0.99pt groove #000000" fo:border-right="0.99pt groov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99pt ridge #000000" fo:border-right="0.99pt ridge #000000" fo:border-top="0.99pt ridge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99pt groove #000000" fo:border-right="0.99pt groove #000000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99pt groove #000000" fo:border-left="0.99pt groove #000000" fo:border-right="0.99pt groove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54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/>
      <table:table table:name="bgos_table_out" table:style-name="ta1">
        <table:table-column table:style-name="co1" table:number-columns-repeated="12" table:default-cell-style-name="Default"/>
        <table:table-column table:style-name="co2" table:default-cell-style-name="ce4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4" calcext:value-type="float">
            <text:p>14</text:p>
          </table:table-cell>
          <table:table-cell table:style-name="ce30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Background BGO's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style-name="ce31" office:value-type="float" office:value="14" calcext:value-type="float">
            <text:p>14</text:p>
          </table:table-cell>
          <table:table-cell table:style-name="ce43"/>
          <table:table-cell table:style-name="ce54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31" office:value-type="float" office:value="75" calcext:value-type="float">
            <text:p>75</text:p>
          </table:table-cell>
          <table:table-cell table:style-name="ce44"/>
          <table:table-cell table:style-name="ce54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5" calcext:value-type="float">
            <text:p>75</text:p>
          </table:table-cell>
          <table:table-cell table:style-name="ce31" office:value-type="float" office:value="77" calcext:value-type="float">
            <text:p>77</text:p>
          </table:table-cell>
          <table:table-cell table:style-name="ce45"/>
          <table:table-cell table:style-name="ce54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6" calcext:value-type="float">
            <text:p>76</text:p>
          </table:table-cell>
          <table:table-cell table:style-name="ce32" office:value-type="float" office:value="78" calcext:value-type="float">
            <text:p>78</text:p>
          </table:table-cell>
          <table:table-cell table:style-name="ce46"/>
          <table:table-cell table:style-name="ce54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12"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MB3 Goal zone 2x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11" calcext:value-type="float">
            <text:p>11</text:p>
          </table:table-cell>
          <table:table-cell table:style-name="ce30" office:value-type="float" office:value="61" calcext:value-type="float">
            <text:p>61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B3 Goal zone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ce32" office:value-type="float" office:value="11" calcext:value-type="float">
            <text:p>11</text:p>
          </table:table-cell>
          <table:table-cell table:style-name="ce49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12" table:style-name="ce4" office:value-type="float" office:value="60" calcext:value-type="float">
            <text:p>6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MB3 Goal zone 3x3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158" calcext:value-type="float">
            <text:p>158</text:p>
          </table:table-cell>
          <table:table-cell table:style-name="ce30" office:value-type="float" office:value="172" calcext:value-type="float">
            <text:p>172</text:p>
          </table:table-cell>
          <table:table-cell table:style-name="ce42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31" office:value-type="float" office:value="66" calcext:value-type="float">
            <text:p>66</text:p>
          </table:table-cell>
          <table:table-cell table:style-name="ce51"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6" calcext:value-type="float">
            <text:p>66</text:p>
          </table:table-cell>
          <table:table-cell table:style-name="ce31" office:value-type="float" office:value="159" calcext:value-type="float">
            <text:p>159</text:p>
          </table:table-cell>
          <table:table-cell table:style-name="ce51"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72" calcext:value-type="float">
            <text:p>172</text:p>
          </table:table-cell>
          <table:table-cell table:style-name="ce32" office:value-type="float" office:value="158" calcext:value-type="float">
            <text:p>158</text:p>
          </table:table-cell>
          <table:table-cell table:style-name="ce52"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168" calcext:value-type="float">
            <text:p>168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67" calcext:value-type="float">
            <text:p>167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166" calcext:value-type="float">
            <text:p>166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82" calcext:value-type="float">
            <text:p>82</text:p>
          </table:table-cell>
          <table:table-cell table:style-name="ce30" office:value-type="float" office:value="26" calcext:value-type="float">
            <text:p>26</text:p>
          </table:table-cell>
          <table:table-cell table:style-name="ce4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31" office:value-type="float" office:value="165" calcext:value-type="float">
            <text:p>165</text:p>
          </table:table-cell>
          <table:table-cell table:style-name="ce51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31" office:value-type="float" office:value="167" calcext:value-type="float">
            <text:p>167</text:p>
          </table:table-cell>
          <table:table-cell table:style-name="ce51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31" office:value-type="float" office:value="164" calcext:value-type="float">
            <text:p>164</text:p>
          </table:table-cell>
          <table:table-cell table:style-name="ce51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31" office:value-type="float" office:value="83" calcext:value-type="float">
            <text:p>83</text:p>
          </table:table-cell>
          <table:table-cell table:style-name="ce51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31" office:value-type="float" office:value="65" calcext:value-type="float">
            <text:p>65</text:p>
          </table:table-cell>
          <table:table-cell table:style-name="ce51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31" office:value-type="float" office:value="166" calcext:value-type="float">
            <text:p>166</text:p>
          </table:table-cell>
          <table:table-cell table:style-name="ce51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31" office:value-type="float" office:value="168" calcext:value-type="float">
            <text:p>168</text:p>
          </table:table-cell>
          <table:table-cell table:style-name="ce51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" calcext:value-type="float">
            <text:p>65</text:p>
          </table:table-cell>
          <table:table-cell table:style-name="ce31" office:value-type="float" office:value="82" calcext:value-type="float">
            <text:p>82</text:p>
          </table:table-cell>
          <table:table-cell table:style-name="ce51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168" calcext:value-type="float">
            <text:p>168</text:p>
          </table:table-cell>
          <table:table-cell table:style-name="ce32" office:value-type="float" office:value="169" calcext:value-type="float">
            <text:p>169</text:p>
          </table:table-cell>
          <table:table-cell table:style-name="ce52"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number-columns-repeated="10" table:style-name="ce20" office:value-type="float" office:value="79" calcext:value-type="float">
            <text:p>79</text:p>
          </table:table-cell>
          <table:table-cell table:style-name="ce33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number-columns-repeated="10" table:style-name="ce20" office:value-type="float" office:value="52" calcext:value-type="float">
            <text:p>52</text:p>
          </table:table-cell>
          <table:table-cell table:style-name="ce33" office:value-type="float" office:value="52" calcext:value-type="float">
            <text:p>52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5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51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51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51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51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51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5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51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51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5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51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51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5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51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51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51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51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51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51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51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51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51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51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51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51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51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51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51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51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51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51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51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51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51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51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51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51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51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51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51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51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51"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51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51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51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51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51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51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51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51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51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51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51"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51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51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51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51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51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51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51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51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51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51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51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51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51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51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51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51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51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51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51"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51"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51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51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51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51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51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51"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51"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51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51"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51"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51"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51"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51"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51"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51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51"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51"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51"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51"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51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51"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51"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51"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51"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51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51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51"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51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51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51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51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51"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77" calcext:value-type="float">
            <text:p>177</text:p>
          </table:table-cell>
          <table:table-cell table:style-name="ce51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51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51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51"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51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51"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" calcext:value-type="float">
            <text:p>174</text:p>
          </table:table-cell>
          <table:table-cell table:style-name="ce51"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51"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8" calcext:value-type="float">
            <text:p>18</text:p>
          </table:table-cell>
          <table:table-cell table:style-name="ce51"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51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" calcext:value-type="float">
            <text:p>33</text:p>
          </table:table-cell>
          <table:table-cell table:style-name="ce51"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51"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9" calcext:value-type="float">
            <text:p>179</text:p>
          </table:table-cell>
          <table:table-cell table:style-name="ce51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51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08" calcext:value-type="float">
            <text:p>108</text:p>
          </table:table-cell>
          <table:table-cell table:style-name="ce51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51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36" calcext:value-type="float">
            <text:p>136</text:p>
          </table:table-cell>
          <table:table-cell table:style-name="ce51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4" calcext:value-type="float">
            <text:p>84</text:p>
          </table:table-cell>
          <table:table-cell table:style-name="ce52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table:number-columns-repeated="10" table:style-name="ce21" office:value-type="float" office:value="129" calcext:value-type="float">
            <text:p>129</text:p>
          </table:table-cell>
          <table:table-cell table:style-name="ce34" office:value-type="float" office:value="129" calcext:value-type="float">
            <text:p>129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table:number-columns-repeated="10" table:style-name="ce21" office:value-type="float" office:value="131" calcext:value-type="float">
            <text:p>131</text:p>
          </table:table-cell>
          <table:table-cell table:style-name="ce34" office:value-type="float" office:value="131" calcext:value-type="float">
            <text:p>131</text:p>
          </table:table-cell>
          <table:table-cell table:style-name="ce50"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number-columns-repeated="10" table:style-name="ce21" office:value-type="float" office:value="130" calcext:value-type="float">
            <text:p>130</text:p>
          </table:table-cell>
          <table:table-cell table:style-name="ce34" office:value-type="float" office:value="130" calcext:value-type="float">
            <text:p>130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10" table:style-name="ce2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50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42"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9" calcext:value-type="float">
            <text:p>139</text:p>
          </table:table-cell>
          <table:table-cell table:style-name="ce53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number-columns-repeated="11" table:style-name="ce22" office:value-type="float" office:value="48" calcext:value-type="float">
            <text:p>48</text:p>
          </table:table-cell>
          <table:table-cell table:style-name="ce50" office:value-type="float" office:value="15" calcext:value-type="float">
            <text:p>15</text:p>
          </table:table-cell>
          <table:table-cell table:style-name="ce38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41" calcext:value-type="float">
            <text:p>141</text:p>
          </table:table-cell>
          <table:table-cell table:style-name="ce35" office:value-type="float" office:value="71" calcext:value-type="float">
            <text:p>71</text:p>
          </table:table-cell>
          <table:table-cell table:style-name="ce42"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36" office:value-type="float" office:value="141" calcext:value-type="float">
            <text:p>141</text:p>
          </table:table-cell>
          <table:table-cell table:style-name="ce51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51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51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3" calcext:value-type="float">
            <text:p>73</text:p>
          </table:table-cell>
          <table:table-cell table:style-name="ce37" office:value-type="float" office:value="72" calcext:value-type="float">
            <text:p>72</text:p>
          </table:table-cell>
          <table:table-cell table:style-name="ce52"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10" table:style-name="ce26" office:value-type="float" office:value="70" calcext:value-type="float">
            <text:p>70</text:p>
          </table:table-cell>
          <table:table-cell table:style-name="ce38" office:value-type="float" office:value="70" calcext:value-type="float">
            <text:p>70</text:p>
          </table:table-cell>
          <table:table-cell table:style-name="ce50"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number-columns-repeated="10" table:style-name="ce26" office:value-type="float" office:value="105" calcext:value-type="float">
            <text:p>105</text:p>
          </table:table-cell>
          <table:table-cell table:style-name="ce38" office:value-type="float" office:value="105" calcext:value-type="float">
            <text:p>105</text:p>
          </table:table-cell>
          <table:table-cell table:style-name="ce50"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88" calcext:value-type="float">
            <text:p>88</text:p>
          </table:table-cell>
          <table:table-cell table:style-name="ce39" office:value-type="float" office:value="104" calcext:value-type="float">
            <text:p>104</text:p>
          </table:table-cell>
          <table:table-cell table:style-name="ce42"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40" office:value-type="float" office:value="87" calcext:value-type="float">
            <text:p>87</text:p>
          </table:table-cell>
          <table:table-cell table:style-name="ce51"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40" office:value-type="float" office:value="107" calcext:value-type="float">
            <text:p>107</text:p>
          </table:table-cell>
          <table:table-cell table:style-name="ce51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7" calcext:value-type="float">
            <text:p>87</text:p>
          </table:table-cell>
          <table:table-cell table:style-name="ce40" office:value-type="float" office:value="92" calcext:value-type="float">
            <text:p>92</text:p>
          </table:table-cell>
          <table:table-cell table:style-name="ce51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16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2" calcext:value-type="float">
            <text:p>92</text:p>
          </table:table-cell>
          <table:table-cell table:style-name="ce41" office:value-type="float" office:value="88" calcext:value-type="float">
            <text:p>88</text:p>
          </table:table-cell>
          <table:table-cell table:style-name="ce52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number-columns-repeated="10" table:style-name="ce26" office:value-type="float" office:value="99" calcext:value-type="float">
            <text:p>99</text:p>
          </table:table-cell>
          <table:table-cell table:style-name="ce38" office:value-type="float" office:value="99" calcext:value-type="float">
            <text:p>99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number-columns-repeated="10" table:style-name="ce26" office:value-type="float" office:value="143" calcext:value-type="float">
            <text:p>143</text:p>
          </table:table-cell>
          <table:table-cell table:style-name="ce38" office:value-type="float" office:value="143" calcext:value-type="float">
            <text:p>143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4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51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51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51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51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51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51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51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51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51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51"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51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51"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51"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51"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51"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51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51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52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0" table:style-name="ce26" office:value-type="float" office:value="49" calcext:value-type="float">
            <text:p>49</text:p>
          </table:table-cell>
          <table:table-cell table:style-name="ce38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 table:number-rows-repeated="104838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bgos_table_out.A1:bgos_table_out.L25">
            <calcext:condition calcext:apply-style-name="Цвет1" calcext:value="=78" calcext:base-cell-address="bgos_table_out.A1"/>
            <calcext:condition calcext:apply-style-name="Безымянный1" calcext:value="=76" calcext:base-cell-address="bgos_table_out.A1"/>
            <calcext:condition calcext:apply-style-name="Безымянный2" calcext:value="=77" calcext:base-cell-address="bgos_table_out.A1"/>
            <calcext:condition calcext:apply-style-name="Безымянный3" calcext:value="=75" calcext:base-cell-address="bgos_table_out.A1"/>
            <calcext:condition calcext:apply-style-name="Безымянный4" calcext:value="=14" calcext:base-cell-address="bgos_table_out.A1"/>
            <calcext:condition calcext:apply-style-name="11" calcext:value="=11" calcext:base-cell-address="bgos_table_out.A1"/>
            <calcext:condition calcext:apply-style-name="12" calcext:value="=12" calcext:base-cell-address="bgos_table_out.A1"/>
            <calcext:condition calcext:apply-style-name="61" calcext:value="=61" calcext:base-cell-address="bgos_table_out.A1"/>
            <calcext:condition calcext:apply-style-name="158" calcext:value="=158" calcext:base-cell-address="bgos_table_out.A1"/>
            <calcext:condition calcext:apply-style-name="159" calcext:value="=159" calcext:base-cell-address="bgos_table_out.A1"/>
            <calcext:condition calcext:apply-style-name="66" calcext:value="=66" calcext:base-cell-address="bgos_table_out.A1"/>
            <calcext:condition calcext:apply-style-name="172" calcext:value="=172" calcext:base-cell-address="bgos_table_out.A1"/>
            <calcext:condition calcext:apply-style-name="82" calcext:value="=82" calcext:base-cell-address="bgos_table_out.A1"/>
            <calcext:condition calcext:apply-style-name="167" calcext:value="=167" calcext:base-cell-address="bgos_table_out.A1"/>
            <calcext:condition calcext:apply-style-name="169" calcext:value="=169" calcext:base-cell-address="bgos_table_out.A1"/>
            <calcext:condition calcext:apply-style-name="83" calcext:value="=83" calcext:base-cell-address="bgos_table_out.A1"/>
            <calcext:condition calcext:apply-style-name="26" calcext:value="=26" calcext:base-cell-address="bgos_table_out.A1"/>
            <calcext:condition calcext:apply-style-name="166" calcext:value="=166" calcext:base-cell-address="bgos_table_out.A1"/>
            <calcext:condition calcext:apply-style-name="165" calcext:value="=165" calcext:base-cell-address="bgos_table_out.A1"/>
            <calcext:condition calcext:apply-style-name="164" calcext:value="=164" calcext:base-cell-address="bgos_table_out.A1"/>
            <calcext:condition calcext:apply-style-name="65" calcext:value="=65" calcext:base-cell-address="bgos_table_out.A1"/>
            <calcext:condition calcext:apply-style-name="168" calcext:value="=168" calcext:base-cell-address="bgos_table_out.A1"/>
          </calcext:conditional-format>
          <calcext:conditional-format calcext:target-range-address="bgos_table_out.A26:bgos_table_out.L149">
            <calcext:condition calcext:apply-style-name="19" calcext:value="=19" calcext:base-cell-address="bgos_table_out.A26"/>
            <calcext:condition calcext:apply-style-name="20" calcext:value="=20" calcext:base-cell-address="bgos_table_out.A26"/>
            <calcext:condition calcext:apply-style-name="11" calcext:value="=43" calcext:base-cell-address="bgos_table_out.A26"/>
            <calcext:condition calcext:apply-style-name="11" calcext:value="=18" calcext:base-cell-address="bgos_table_out.A26"/>
            <calcext:condition calcext:apply-style-name="11" calcext:value="=47" calcext:base-cell-address="bgos_table_out.A26"/>
            <calcext:condition calcext:apply-style-name="11" calcext:value="=89" calcext:base-cell-address="bgos_table_out.A26"/>
            <calcext:condition calcext:apply-style-name="11" calcext:value="=16" calcext:base-cell-address="bgos_table_out.A26"/>
            <calcext:condition calcext:apply-style-name="11" calcext:value="=91" calcext:base-cell-address="bgos_table_out.A26"/>
            <calcext:condition calcext:apply-style-name="12" calcext:value="=42" calcext:base-cell-address="bgos_table_out.A26"/>
            <calcext:condition calcext:apply-style-name="12" calcext:value="=90" calcext:base-cell-address="bgos_table_out.A26"/>
            <calcext:condition calcext:apply-style-name="12" calcext:value="=64" calcext:base-cell-address="bgos_table_out.A26"/>
            <calcext:condition calcext:apply-style-name="158" calcext:value="=136" calcext:base-cell-address="bgos_table_out.A26"/>
            <calcext:condition calcext:apply-style-name="158" calcext:value="=102" calcext:base-cell-address="bgos_table_out.A26"/>
            <calcext:condition calcext:apply-style-name="11" calcext:value="=134" calcext:base-cell-address="bgos_table_out.A26"/>
            <calcext:condition calcext:apply-style-name="11" calcext:value="=186" calcext:base-cell-address="bgos_table_out.A26"/>
            <calcext:condition calcext:apply-style-name="11" calcext:value="=186" calcext:base-cell-address="bgos_table_out.A26"/>
            <calcext:condition calcext:apply-style-name="11" calcext:value="=135" calcext:base-cell-address="bgos_table_out.A26"/>
            <calcext:condition calcext:apply-style-name="11" calcext:value="=153" calcext:base-cell-address="bgos_table_out.A26"/>
            <calcext:condition calcext:apply-style-name="11" calcext:value="=29" calcext:base-cell-address="bgos_table_out.A26"/>
            <calcext:condition calcext:apply-style-name="11" calcext:value="=111" calcext:base-cell-address="bgos_table_out.A26"/>
            <calcext:condition calcext:apply-style-name="11" calcext:value="=33" calcext:base-cell-address="bgos_table_out.A26"/>
            <calcext:condition calcext:apply-style-name="11" calcext:value="=58" calcext:base-cell-address="bgos_table_out.A26"/>
            <calcext:condition calcext:apply-style-name="11" calcext:value="=5" calcext:base-cell-address="bgos_table_out.A26"/>
            <calcext:condition calcext:apply-style-name="11" calcext:value="=115" calcext:base-cell-address="bgos_table_out.A26"/>
            <calcext:condition calcext:apply-style-name="11" calcext:value="=80" calcext:base-cell-address="bgos_table_out.A26"/>
            <calcext:condition calcext:apply-style-name="11" calcext:value="=117" calcext:base-cell-address="bgos_table_out.A26"/>
            <calcext:condition calcext:apply-style-name="11" calcext:value="=109" calcext:base-cell-address="bgos_table_out.A26"/>
            <calcext:condition calcext:apply-style-name="11" calcext:value="=133" calcext:base-cell-address="bgos_table_out.A26"/>
            <calcext:condition calcext:apply-style-name="11" calcext:value="=108" calcext:base-cell-address="bgos_table_out.A26"/>
            <calcext:condition calcext:apply-style-name="11" calcext:value="=38" calcext:base-cell-address="bgos_table_out.A26"/>
            <calcext:condition calcext:apply-style-name="11" calcext:value="=120" calcext:base-cell-address="bgos_table_out.A26"/>
            <calcext:condition calcext:apply-style-name="11" calcext:value="=175" calcext:base-cell-address="bgos_table_out.A26"/>
            <calcext:condition calcext:apply-style-name="11" calcext:value="=9" calcext:base-cell-address="bgos_table_out.A26"/>
            <calcext:condition calcext:apply-style-name="11" calcext:value="=119" calcext:base-cell-address="bgos_table_out.A26"/>
            <calcext:condition calcext:apply-style-name="158" calcext:value="=97" calcext:base-cell-address="bgos_table_out.A26"/>
            <calcext:condition calcext:apply-style-name="11" calcext:value="=84" calcext:base-cell-address="bgos_table_out.A26"/>
            <calcext:condition calcext:apply-style-name="165x" calcext:value="=189" calcext:base-cell-address="bgos_table_out.A26"/>
            <calcext:condition calcext:apply-style-name="169" calcext:value="=56" calcext:base-cell-address="bgos_table_out.A26"/>
            <calcext:condition calcext:apply-style-name="168" calcext:value="=63" calcext:base-cell-address="bgos_table_out.A26"/>
            <calcext:condition calcext:apply-style-name="20" calcext:value="=56" calcext:base-cell-address="bgos_table_out.A26"/>
            <calcext:condition calcext:apply-style-name="83" calcext:value="=63" calcext:base-cell-address="bgos_table_out.A26"/>
            <calcext:condition calcext:apply-style-name="19" calcext:value="=55" calcext:base-cell-address="bgos_table_out.A26"/>
            <calcext:condition calcext:apply-style-name="2" calcext:value="=62" calcext:base-cell-address="bgos_table_out.A26"/>
            <calcext:condition calcext:apply-style-name="166" calcext:value="=54" calcext:base-cell-address="bgos_table_out.A26"/>
            <calcext:condition calcext:apply-style-name="11" calcext:value="=179" calcext:base-cell-address="bgos_table_out.A26"/>
            <calcext:condition calcext:apply-style-name="Безымянный2" calcext:value="=39" calcext:base-cell-address="bgos_table_out.A26"/>
            <calcext:condition calcext:apply-style-name="65" calcext:value="=180" calcext:base-cell-address="bgos_table_out.A26"/>
            <calcext:condition calcext:apply-style-name="20" calcext:value="=171" calcext:base-cell-address="bgos_table_out.A26"/>
            <calcext:condition calcext:apply-style-name="61" calcext:value="=178" calcext:base-cell-address="bgos_table_out.A26"/>
            <calcext:condition calcext:apply-style-name="20" calcext:value="=112" calcext:base-cell-address="bgos_table_out.A26"/>
            <calcext:condition calcext:apply-style-name="165" calcext:value="=132" calcext:base-cell-address="bgos_table_out.A26"/>
            <calcext:condition calcext:apply-style-name="164" calcext:value="=21" calcext:base-cell-address="bgos_table_out.A26"/>
            <calcext:condition calcext:apply-style-name="165" calcext:value="=116" calcext:base-cell-address="bgos_table_out.A26"/>
            <calcext:condition calcext:apply-style-name="11" calcext:value="=150" calcext:base-cell-address="bgos_table_out.A26"/>
            <calcext:condition calcext:apply-style-name="166" calcext:value="=118" calcext:base-cell-address="bgos_table_out.A26"/>
            <calcext:condition calcext:apply-style-name="19" calcext:value="=81" calcext:base-cell-address="bgos_table_out.A26"/>
            <calcext:condition calcext:apply-style-name="168" calcext:value="=13" calcext:base-cell-address="bgos_table_out.A26"/>
            <calcext:condition calcext:apply-style-name="165" calcext:value="=142" calcext:base-cell-address="bgos_table_out.A26"/>
            <calcext:condition calcext:apply-style-name="26" calcext:value="=142" calcext:base-cell-address="bgos_table_out.A26"/>
            <calcext:condition calcext:apply-style-name="165" calcext:value="=190" calcext:base-cell-address="bgos_table_out.A26"/>
            <calcext:condition calcext:apply-style-name="164" calcext:value="=124" calcext:base-cell-address="bgos_table_out.A26"/>
            <calcext:condition calcext:apply-style-name="164" calcext:value="=57" calcext:base-cell-address="bgos_table_out.A26"/>
            <calcext:condition calcext:apply-style-name="11" calcext:value="=122" calcext:base-cell-address="bgos_table_out.A26"/>
            <calcext:condition calcext:apply-style-name="168" calcext:value="=59" calcext:base-cell-address="bgos_table_out.A26"/>
            <calcext:condition calcext:apply-style-name="158" calcext:value="=85" calcext:base-cell-address="bgos_table_out.A26"/>
            <calcext:condition calcext:apply-style-name="158" calcext:value="=53" calcext:base-cell-address="bgos_table_out.A26"/>
            <calcext:condition calcext:apply-style-name="12" calcext:value="=127" calcext:base-cell-address="bgos_table_out.A26"/>
            <calcext:condition calcext:apply-style-name="164" calcext:value="=185" calcext:base-cell-address="bgos_table_out.A26"/>
            <calcext:condition calcext:apply-style-name="164" calcext:value="=93" calcext:base-cell-address="bgos_table_out.A26"/>
            <calcext:condition calcext:apply-style-name="159" calcext:value="=170" calcext:base-cell-address="bgos_table_out.A26"/>
            <calcext:condition calcext:apply-style-name="165x" calcext:value="=147" calcext:base-cell-address="bgos_table_out.A26"/>
            <calcext:condition calcext:apply-style-name="166" calcext:value="=22" calcext:base-cell-address="bgos_table_out.A26"/>
            <calcext:condition calcext:apply-style-name="168" calcext:value="=149" calcext:base-cell-address="bgos_table_out.A26"/>
            <calcext:condition calcext:apply-style-name="11" calcext:value="=177" calcext:base-cell-address="bgos_table_out.A26"/>
            <calcext:condition calcext:apply-style-name="164" calcext:value="=103" calcext:base-cell-address="bgos_table_out.A26"/>
            <calcext:condition calcext:apply-style-name="165x" calcext:value="=176" calcext:base-cell-address="bgos_table_out.A26"/>
            <calcext:condition calcext:apply-style-name="165" calcext:value="=36" calcext:base-cell-address="bgos_table_out.A26"/>
            <calcext:condition calcext:apply-style-name="168" calcext:value="=174" calcext:base-cell-address="bgos_table_out.A26"/>
            <calcext:condition calcext:apply-style-name="2" calcext:value="=4" calcext:base-cell-address="bgos_table_out.A26"/>
            <calcext:condition calcext:apply-style-name="2" calcext:value="=184" calcext:base-cell-address="bgos_table_out.A26"/>
            <calcext:condition calcext:apply-style-name="83" calcext:value="=7" calcext:base-cell-address="bgos_table_out.A26"/>
            <calcext:condition calcext:apply-style-name="159" calcext:value="=181" calcext:base-cell-address="bgos_table_out.A26"/>
            <calcext:condition calcext:apply-style-name="164" calcext:value="=3" calcext:base-cell-address="bgos_table_out.A26"/>
            <calcext:condition calcext:apply-style-name="11" calcext:value="=183" calcext:base-cell-address="bgos_table_out.A26"/>
            <calcext:condition calcext:apply-style-name="11" calcext:value="=10" calcext:base-cell-address="bgos_table_out.A26"/>
            <calcext:condition calcext:apply-style-name="11" calcext:value="=182" calcext:base-cell-address="bgos_table_out.A26"/>
            <calcext:condition calcext:apply-style-name="11" calcext:value="=31" calcext:base-cell-address="bgos_table_out.A26"/>
            <calcext:condition calcext:apply-style-name="11" calcext:value="=173" calcext:base-cell-address="bgos_table_out.A26"/>
            <calcext:condition calcext:apply-style-name="11" calcext:value="=27" calcext:base-cell-address="bgos_table_out.A26"/>
            <calcext:condition calcext:apply-style-name="11" calcext:value="=128" calcext:base-cell-address="bgos_table_out.A26"/>
            <calcext:condition calcext:apply-style-name="11" calcext:value="=44" calcext:base-cell-address="bgos_table_out.A26"/>
            <calcext:condition calcext:apply-style-name="11" calcext:value="=146" calcext:base-cell-address="bgos_table_out.A26"/>
            <calcext:condition calcext:apply-style-name="11" calcext:value="=32" calcext:base-cell-address="bgos_table_out.A26"/>
            <calcext:condition calcext:apply-style-name="11" calcext:value="=152" calcext:base-cell-address="bgos_table_out.A26"/>
            <calcext:condition calcext:apply-style-name="11" calcext:value="=114" calcext:base-cell-address="bgos_table_out.A26"/>
            <calcext:condition calcext:apply-style-name="166" calcext:value="=37" calcext:base-cell-address="bgos_table_out.A26"/>
            <calcext:condition calcext:apply-style-name="11" calcext:value="=17" calcext:base-cell-address="bgos_table_out.A26"/>
            <calcext:condition calcext:apply-style-name="11" calcext:value="=86" calcext:base-cell-address="bgos_table_out.A26"/>
            <calcext:condition calcext:apply-style-name="11" calcext:value="=30" calcext:base-cell-address="bgos_table_out.A26"/>
            <calcext:condition calcext:apply-style-name="11" calcext:value="=15" calcext:base-cell-address="bgos_table_out.A26"/>
            <calcext:condition calcext:apply-style-name="11" calcext:value="=160" calcext:base-cell-address="bgos_table_out.A26"/>
            <calcext:condition calcext:apply-style-name="11" calcext:value="=95" calcext:base-cell-address="bgos_table_out.A26"/>
            <calcext:condition calcext:apply-style-name="11" calcext:value="=113" calcext:base-cell-address="bgos_table_out.A26"/>
            <calcext:condition calcext:apply-style-name="11" calcext:value="=94" calcext:base-cell-address="bgos_table_out.A26"/>
            <calcext:condition calcext:apply-style-name="11" calcext:value="=67" calcext:base-cell-address="bgos_table_out.A26"/>
            <calcext:condition calcext:apply-style-name="11" calcext:value="=34" calcext:base-cell-address="bgos_table_out.A26"/>
            <calcext:condition calcext:apply-style-name="11" calcext:value="=162" calcext:base-cell-address="bgos_table_out.A26"/>
            <calcext:condition calcext:apply-style-name="11" calcext:value="=35" calcext:base-cell-address="bgos_table_out.A26"/>
            <calcext:condition calcext:apply-style-name="11" calcext:value="=123" calcext:base-cell-address="bgos_table_out.A26"/>
            <calcext:condition calcext:apply-style-name="11" calcext:value="=98" calcext:base-cell-address="bgos_table_out.A26"/>
            <calcext:condition calcext:apply-style-name="11" calcext:value="=125" calcext:base-cell-address="bgos_table_out.A26"/>
            <calcext:condition calcext:apply-style-name="11" calcext:value="=96" calcext:base-cell-address="bgos_table_out.A26"/>
            <calcext:condition calcext:apply-style-name="11" calcext:value="=126" calcext:base-cell-address="bgos_table_out.A26"/>
            <calcext:condition calcext:apply-style-name="11" calcext:value="=163" calcext:base-cell-address="bgos_table_out.A26"/>
            <calcext:condition calcext:apply-style-name="11" calcext:value="=148" calcext:base-cell-address="bgos_table_out.A26"/>
            <calcext:condition calcext:apply-style-name="11" calcext:value="=41" calcext:base-cell-address="bgos_table_out.A26"/>
            <calcext:condition calcext:apply-style-name="11" calcext:value="=101" calcext:base-cell-address="bgos_table_out.A26"/>
            <calcext:condition calcext:apply-style-name="11" calcext:value="=40" calcext:base-cell-address="bgos_table_out.A26"/>
            <calcext:condition calcext:apply-style-name="11" calcext:value="=110" calcext:base-cell-address="bgos_table_out.A26"/>
            <calcext:condition calcext:apply-style-name="11" calcext:value="=6" calcext:base-cell-address="bgos_table_out.A26"/>
            <calcext:condition calcext:apply-style-name="11" calcext:value="=161" calcext:base-cell-address="bgos_table_out.A26"/>
            <calcext:condition calcext:apply-style-name="11" calcext:value="=8" calcext:base-cell-address="bgos_table_out.A26"/>
            <calcext:condition calcext:apply-style-name="168" calcext:value="=151" calcext:base-cell-address="bgos_table_out.A26"/>
            <calcext:condition calcext:apply-style-name="165x" calcext:value="=28" calcext:base-cell-address="bgos_table_out.A26"/>
            <calcext:condition calcext:apply-style-name="11" calcext:value="=144" calcext:base-cell-address="bgos_table_out.A26"/>
            <calcext:condition calcext:apply-style-name="11" calcext:value="=100" calcext:base-cell-address="bgos_table_out.A26"/>
            <calcext:condition calcext:apply-style-name="11" calcext:value="=121" calcext:base-cell-address="bgos_table_out.A26"/>
            <calcext:condition calcext:apply-style-name="165x" calcext:value="=2" calcext:base-cell-address="bgos_table_out.A26"/>
          </calcext:conditional-format>
          <calcext:conditional-format calcext:target-range-address="bgos_table_out.A154:bgos_table_out.L156">
            <calcext:condition calcext:apply-style-name="164" calcext:value="=0" calcext:base-cell-address="bgos_table_out.A154"/>
            <calcext:condition calcext:apply-style-name="165" calcext:value="=140" calcext:base-cell-address="bgos_table_out.A154"/>
          </calcext:conditional-format>
          <calcext:conditional-format calcext:target-range-address="bgos_table_out.A150:bgos_table_out.L156">
            <calcext:condition calcext:apply-style-name="159" calcext:value="=139" calcext:base-cell-address="bgos_table_out.A150"/>
            <calcext:condition calcext:apply-style-name="168" calcext:value="=140" calcext:base-cell-address="bgos_table_out.A150"/>
          </calcext:conditional-format>
          <calcext:conditional-format calcext:target-range-address="bgos_table_out.A157:bgos_table_out.L161">
            <calcext:condition calcext:apply-style-name="164" calcext:value="=141" calcext:base-cell-address="bgos_table_out.A157"/>
            <calcext:condition calcext:apply-style-name="165" calcext:value="=74" calcext:base-cell-address="bgos_table_out.A157"/>
            <calcext:condition calcext:apply-style-name="11" calcext:value="=72" calcext:base-cell-address="bgos_table_out.A157"/>
            <calcext:condition calcext:apply-style-name="11" calcext:value="=71" calcext:base-cell-address="bgos_table_out.A157"/>
            <calcext:condition calcext:apply-style-name="12" calcext:value="=73" calcext:base-cell-address="bgos_table_out.A157"/>
            <calcext:condition calcext:apply-style-name="165" calcext:value="=70" calcext:base-cell-address="bgos_table_out.A157"/>
          </calcext:conditional-format>
          <calcext:conditional-format calcext:target-range-address="bgos_table_out.A164:bgos_table_out.L168">
            <calcext:condition calcext:apply-style-name="164" calcext:value="=88" calcext:base-cell-address="bgos_table_out.A164"/>
            <calcext:condition calcext:apply-style-name="165" calcext:value="=107" calcext:base-cell-address="bgos_table_out.A164"/>
            <calcext:condition calcext:apply-style-name="165" calcext:value="=104" calcext:base-cell-address="bgos_table_out.A164"/>
            <calcext:condition calcext:apply-style-name="11" calcext:value="=87" calcext:base-cell-address="bgos_table_out.A164"/>
            <calcext:condition calcext:apply-style-name="2" calcext:value="=92" calcext:base-cell-address="bgos_table_out.A164"/>
          </calcext:conditional-format>
          <calcext:conditional-format calcext:target-range-address="bgos_table_out.A171:bgos_table_out.L189">
            <calcext:condition calcext:apply-style-name="11" calcext:value="=145" calcext:base-cell-address="bgos_table_out.A171"/>
            <calcext:condition calcext:apply-style-name="159" calcext:value="=24" calcext:base-cell-address="bgos_table_out.A171"/>
            <calcext:condition calcext:apply-style-name="167" calcext:value="=69" calcext:base-cell-address="bgos_table_out.A171"/>
            <calcext:condition calcext:apply-style-name="2" calcext:value="=154" calcext:base-cell-address="bgos_table_out.A171"/>
            <calcext:condition calcext:apply-style-name="11" calcext:value="=68" calcext:base-cell-address="bgos_table_out.A171"/>
            <calcext:condition calcext:apply-style-name="167" calcext:value="=156" calcext:base-cell-address="bgos_table_out.A171"/>
            <calcext:condition calcext:apply-style-name="19" calcext:value="=46" calcext:base-cell-address="bgos_table_out.A171"/>
            <calcext:condition calcext:apply-style-name="172" calcext:value="=138" calcext:base-cell-address="bgos_table_out.A171"/>
            <calcext:condition calcext:apply-style-name="167" calcext:value="=45" calcext:base-cell-address="bgos_table_out.A171"/>
            <calcext:condition calcext:apply-style-name="172" calcext:value="=23" calcext:base-cell-address="bgos_table_out.A171"/>
            <calcext:condition calcext:apply-style-name="166" calcext:value="=45" calcext:base-cell-address="bgos_table_out.A171"/>
            <calcext:condition calcext:apply-style-name="20" calcext:value="=23" calcext:base-cell-address="bgos_table_out.A171"/>
            <calcext:condition calcext:apply-style-name="172" calcext:value="=188" calcext:base-cell-address="bgos_table_out.A171"/>
            <calcext:condition calcext:apply-style-name="169" calcext:value="=157" calcext:base-cell-address="bgos_table_out.A171"/>
            <calcext:condition calcext:apply-style-name="2" calcext:value="=187" calcext:base-cell-address="bgos_table_out.A171"/>
            <calcext:condition calcext:apply-style-name="61" calcext:value="=137" calcext:base-cell-address="bgos_table_out.A171"/>
            <calcext:condition calcext:apply-style-name="Безымянный1" calcext:value="=51" calcext:base-cell-address="bgos_table_out.A171"/>
            <calcext:condition calcext:apply-style-name="164" calcext:value="=155" calcext:base-cell-address="bgos_table_out.A171"/>
            <calcext:condition calcext:apply-style-name="26" calcext:value="=50" calcext:base-cell-address="bgos_table_out.A171"/>
            <calcext:condition calcext:apply-style-name="165" calcext:value="=25" calcext:base-cell-address="bgos_table_out.A171"/>
          </calcext:conditional-format>
        </calcext:conditional-formats>
      </table:table>
      <table:named-expressions/>
      <table:database-ranges>
        <table:database-range table:name="__Anonymous_Sheet_DB__0" table:target-range-address="bgos_table_out.N171:bgos_table_out.N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Цвет1" style:family="table-cell" style:parent-style-name="Default">
      <style:table-cell-properties fo:background-color="#ffff00"/>
    </style:style>
    <style:style style:name="Безымянный1" style:family="table-cell" style:parent-style-name="Default">
      <style:table-cell-properties fo:background-color="#ccff00"/>
    </style:style>
    <style:style style:name="Безымянный2" style:family="table-cell" style:parent-style-name="Default">
      <style:table-cell-properties fo:background-color="#66ffff"/>
    </style:style>
    <style:style style:name="Безымянный3" style:family="table-cell" style:parent-style-name="Default">
      <style:table-cell-properties fo:background-color="#cc66ff"/>
    </style:style>
    <style:style style:name="Безымянный4" style:family="table-cell" style:parent-style-name="Default">
      <style:table-cell-properties fo:background-color="#ff00cc"/>
    </style:style>
    <style:style style:name="_31_1" style:display-name="11" style:family="table-cell" style:parent-style-name="Default">
      <style:table-cell-properties fo:background-color="#996666"/>
    </style:style>
    <style:style style:name="_31_2" style:display-name="12" style:family="table-cell" style:parent-style-name="Default">
      <style:table-cell-properties fo:background-color="#cfe7f5"/>
    </style:style>
    <style:style style:name="_36_1" style:display-name="61" style:family="table-cell" style:parent-style-name="Default">
      <style:table-cell-properties fo:background-color="#00cc33"/>
    </style:style>
    <style:style style:name="_31_58" style:display-name="158" style:family="table-cell" style:parent-style-name="Default">
      <style:table-cell-properties fo:background-color="#ccffcc"/>
    </style:style>
    <style:style style:name="_31_59" style:display-name="159" style:family="table-cell" style:parent-style-name="Default">
      <style:table-cell-properties fo:background-color="#669999"/>
    </style:style>
    <style:style style:name="_36_6" style:display-name="66" style:family="table-cell" style:parent-style-name="Default">
      <style:table-cell-properties fo:background-color="#ccffcc"/>
    </style:style>
    <style:style style:name="_31_72" style:display-name="172" style:family="table-cell" style:parent-style-name="Default">
      <style:table-cell-properties fo:background-color="#990066"/>
    </style:style>
    <style:style style:name="_38_2" style:display-name="82" style:family="table-cell" style:parent-style-name="Default">
      <style:table-cell-properties fo:background-color="#ccffcc"/>
    </style:style>
    <style:style style:name="_31_67" style:display-name="167" style:family="table-cell" style:parent-style-name="Default">
      <style:table-cell-properties fo:background-color="#ffff00"/>
    </style:style>
    <style:style style:name="_31_69" style:display-name="169" style:family="table-cell" style:parent-style-name="Default">
      <style:table-cell-properties fo:background-color="#33ff99"/>
    </style:style>
    <style:style style:name="_38_3" style:display-name="83" style:family="table-cell" style:parent-style-name="Default">
      <style:table-cell-properties fo:background-color="#cc99ff"/>
    </style:style>
    <style:style style:name="_32_6" style:display-name="26" style:family="table-cell" style:parent-style-name="Default">
      <style:table-cell-properties fo:background-color="#729fcf"/>
    </style:style>
    <style:style style:name="_31_66" style:display-name="166" style:family="table-cell" style:parent-style-name="Default">
      <style:table-cell-properties fo:background-color="#801900"/>
    </style:style>
    <style:style style:name="_31_65" style:display-name="165" style:family="table-cell" style:parent-style-name="Default">
      <style:table-cell-properties fo:background-color="#009900"/>
    </style:style>
    <style:style style:name="_31_64" style:display-name="164" style:family="table-cell" style:parent-style-name="Default">
      <style:table-cell-properties fo:background-color="#99ffcc"/>
    </style:style>
    <style:style style:name="_31_65x" style:display-name="165x" style:family="table-cell" style:parent-style-name="Default">
      <style:table-cell-properties fo:background-color="#007826"/>
    </style:style>
    <style:style style:name="_36_5" style:display-name="65" style:family="table-cell" style:parent-style-name="Default">
      <style:table-cell-properties fo:background-color="#cc0066"/>
    </style:style>
    <style:style style:name="_31_68" style:display-name="168" style:family="table-cell" style:parent-style-name="Default">
      <style:table-cell-properties fo:background-color="#ccff66"/>
    </style:style>
    <style:style style:name="_32_" style:display-name="2" style:family="table-cell" style:parent-style-name="Default">
      <style:table-cell-properties fo:background-color="#cc3300"/>
    </style:style>
    <style:style style:name="_31_9" style:display-name="19" style:family="table-cell" style:parent-style-name="Default">
      <style:table-cell-properties fo:background-color="#ff9900"/>
    </style:style>
    <style:style style:name="_32_0" style:display-name="20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3T18:08:27.383005556</dc:date>
    <meta:editing-duration>PT1H49M59S</meta:editing-duration>
    <meta:editing-cycles>47</meta:editing-cycles>
    <meta:generator>LibreOffice/5.1.2.2$Linux_X86_64 LibreOffice_project/10m0$Build-2</meta:generator>
    <meta:document-statistic meta:table-count="1" meta:cell-count="2497" meta:object-count="0"/>
  </office:meta>
</office:document-meta>
</file>